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00000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nsolas" fo:language="es" fo:country="MX"/>
    </style:style>
    <style:style style:name="P2" style:family="paragraph" style:parent-style-name="Table_20_Contents">
      <style:paragraph-properties fo:text-align="center" style:justify-single-word="false"/>
      <style:text-properties fo:color="#ffffff" style:font-name="Consolas" fo:language="es" fo:country="MX" fo:font-weight="bold" style:font-weight-asian="bold" style:font-weight-complex="bold"/>
    </style:style>
    <style:style style:name="P3" style:family="paragraph" style:parent-style-name="Standard">
      <style:text-properties fo:language="es" fo:country="MX"/>
    </style:style>
    <style:style style:name="P4" style:family="paragraph" style:parent-style-name="Standard">
      <style:text-properties style:font-name="Consolas" fo:font-size="14pt" fo:language="es" fo:country="MX" style:font-size-asian="14pt" style:font-size-complex="14pt"/>
    </style:style>
    <style:style style:name="P5" style:family="paragraph" style:parent-style-name="Standard">
      <style:paragraph-properties fo:text-align="justify" style:justify-single-word="false"/>
      <style:text-properties style:font-name="Consolas" fo:font-size="14pt" fo:language="es" fo:country="MX"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Cuando amo</text:p>
          </table:table-cell>
          <table:table-cell table:style-name="Table1.B1" office:value-type="string">
            <text:p text:style-name="P2">Cuando me siento amado</text:p>
          </table:table-cell>
        </table:table-row>
        <table:table-row>
          <table:table-cell table:style-name="Table1.A2" office:value-type="string">
            <text:p text:style-name="P1">Doy mi atención a mi pareja cuando compartimos tiempo, hago ver a mi pareja que aprecio su tiempo poniéndole atención y respetando sus actividades y espacio. </text:p>
          </table:table-cell>
          <table:table-cell table:style-name="Table1.B2" office:value-type="string">
            <text:p text:style-name="P1">Siento que mi tiempo es apreciado y mis atenciones bienvenidas. Veo un esfuerzo por pasar tiempo conmigo y buscar darme mi espacio.</text:p>
          </table:table-cell>
        </table:table-row>
        <table:table-row>
          <table:table-cell table:style-name="Table1.A2" office:value-type="string">
            <text:p text:style-name="P1">Respeto los límites aunque no este de acuerdo.</text:p>
          </table:table-cell>
          <table:table-cell table:style-name="Table1.B2" office:value-type="string">
            <text:p text:style-name="P1">Siento que mi espacio es apreciado y valorado.</text:p>
          </table:table-cell>
        </table:table-row>
        <table:table-row>
          <table:table-cell table:style-name="Table1.A2" office:value-type="string">
            <text:p text:style-name="P1">Soy completamente transparente, no oculto, no me escondo, no hago cosas buenas que parecen malas y me mantengo alejado de todas las situaciones que pueden poner en riesgo mi comportamiento apropiado.</text:p>
          </table:table-cell>
          <table:table-cell table:style-name="Table1.B2" office:value-type="string">
            <text:p text:style-name="P1">Me gusta poder ejercer esa transparencia con mi pareja aunque pocas veces lo hago. A pesar que en ocasiones me atacan mis propios miedos e inseguridades puedo lidiar con ello mucho mas fácil.</text:p>
          </table:table-cell>
        </table:table-row>
        <table:table-row>
          <table:table-cell table:style-name="Table1.A2" office:value-type="string">
            <text:p text:style-name="P1">No me involucro con el sexo opuesto ni por amistad, ni por curiosidad, ni por retomar el contacto ni nada, la <text:s/>única excepción es por trabajo y solo me enfoco en ello, si hay alguna actividad social de trabajo donde esta el sexo opuesto involucrado no participo. Siempre mantengo mis coincidas mujeres a la vista de mi pareja y no interactúo con ellas sin mi pareja y menos a solas.</text:p>
          </table:table-cell>
          <table:table-cell table:style-name="Table1.B2" office:value-type="string">
            <text:p text:style-name="P1">Espero que mi pareja no tenga atenciones de ningún tipo con otros hombres, salvo claro, las situaciones normales del día a día. No tolero mensajes de ningún tipo que no sean situaciones que realmente lo ameriten independientemente de cualquiera que sean las intenciones de los mensajes.</text:p>
          </table:table-cell>
        </table:table-row>
        <table:table-row>
          <table:table-cell table:style-name="Table1.A2" office:value-type="string">
            <text:p text:style-name="P1">Siempre doy prioridad al tiempo y la calidad del tiempo con mi pareja, sus necesidades y situaciones, tratando siempre de dar apoyo pero sin ser intrusivo.</text:p>
          </table:table-cell>
          <table:table-cell table:style-name="Table1.B2" office:value-type="string">
            <text:p text:style-name="P1">Aquí siempre es lo equivalente, ver como soy importante para mi pareja y como ella esta dispuesta a quedarse a mi lado a pesar de las dificultades.</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mor,</text:p>
      <text:p text:style-name="P4"/>
      <text:p text:style-name="P5">Me resulta dificíl de sobremanera escribir algo en papel de propio puño y letra, me relaja saber que en la máquina puedo corregir mis errores de forma sencilla y no con los tachones horrendos que dejo en los escritos a mano. </text:p>
      <text:p text:style-name="P5"/>
      <text:p text:style-name="P5">Estos últimos meses lo he pasado muy feliz, no ha sido sencillo en algunas ocasiones, pero la forma en que me tratas me ayuda mucho en esos ratos en los que me gana la ansiedad.</text:p>
      <text:p text:style-name="P5"/>
      <text:p text:style-name="P5">Nunca me había sentido con una pareja como me siento contigo, es una sencacion dificíl de describir, me hace muy felíz la forma en que estamos juntos, como nos hablamos y como pasamos en tiempo juntos. Hay muchas cosas que me gustaría hacer contigo, entiendo que tenemos deberes que hay que atender, sin embargo no me siento con prisa de hacer esas cosas, se que encontraremos la manera de encaminar nuestra vida juntos y que donde quiera que acabemos, acabaremos felices.</text:p>
      <text:p text:style-name="P5"/>
      <text:p text:style-name="P5">Aún siento que nuestra relación recién empieza y que hay mucho en que trabajar y aprender uno del otro, yo estaré a tu lado todo el tiempo que me dejes, mis únicas atenciones además de ti serán mis hijos, sigo trabajando en mí porque quiero que veas mi mejor versión y tengo la certeza de que trabajando en nuestra relación haremos que sea hermosa y duradera.</text:p>
      <text:p text:style-name="P5"/>
      <text:p text:style-name="P5">Físicamente me encantas, algo hay ahi que no puedo resistir, pero también me gustan tus atenciones, tus tratos y la forma en que me dejas quererte, tu forma de ser y las cosas que haces, me encanta que podamos hacer cosas juntos (aún esta pendiente el hibernadero (¿Así se escribe?) no creas que se me olvido o algo) y que a veces no entiendo las cosas que me explicas, me encanta como me atiendes y me cuidas, como tratas de demostrarme todo el tiempo que me quieres.</text:p>
      <text:p text:style-name="P4"/>
      <text:p text:style-name="P4">Me encanta que qui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sus Perez</meta:initial-creator>
    <meta:creation-date>2024-11-26T16:30:42.53</meta:creation-date>
    <dc:date>2024-11-26T18:46:36.15</dc:date>
    <dc:creator>Jesus Perez</dc:creator>
    <meta:editing-duration>PT59M52S</meta:editing-duration>
    <meta:editing-cycles>3</meta:editing-cycles>
    <meta:generator>OpenOffice/4.1.15$Win32 OpenOffice.org_project/4115m2$Build-9813</meta:generator>
    <meta:document-statistic meta:table-count="1" meta:image-count="0" meta:object-count="0" meta:page-count="2" meta:paragraph-count="19" meta:word-count="618" meta:character-count="3502"/>
  </office:meta>
</office:document-meta>
</file>